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RendererHelper.generateUrl( FacesContext facesContext , UI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mandRendererHelper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prepareOnClick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andRendererHelpe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appendConfirmationScript( String onclick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andRendererHelper.getEmptyHref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RendererHelper.get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CommandRendererHelper( FacesContext facesContext , UICommand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CommandRendererHelper( FacesContext facesContext , UICommand component , Ta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getOnclickDoubleQuo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RendererHelper.initOnclick( FacesContext facesContext , UICommand command , Tag tag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